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3602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3382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5917in"/>
    </style:style>
    <style:style style:name="co11" style:family="table-column">
      <style:table-column-properties fo:break-before="auto" style:column-width="0.428in"/>
    </style:style>
    <style:style style:name="co12" style:family="table-column">
      <style:table-column-properties fo:break-before="auto" style:column-width="0.55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0.3291in"/>
    </style:style>
    <style:style style:name="co18" style:family="table-column">
      <style:table-column-properties fo:break-before="auto" style:column-width="0.3728in"/>
    </style:style>
    <style:style style:name="co20" style:family="table-column">
      <style:table-column-properties fo:break-before="auto" style:column-width="0.4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0" table:default-cell-style-name="Default"/>
        <table:table-row table:style-name="ro1">
          <table:table-cell/>
          <table:table-cell table:number-matrix-columns-spanned="22" table:number-matrix-rows-spanned="1" table:formula="of:=TRANSPOSE([.A2:.A23])" office:value-type="string" office:string-value="EM1">
            <text:p>EM1</text:p>
          </table:table-cell>
          <table:table-cell office:value-type="string" office:string-value="LA1">
            <text:p>LA1</text:p>
          </table:table-cell>
          <table:table-cell office:value-type="string" office:string-value="MA1">
            <text:p>MA1</text:p>
          </table:table-cell>
          <table:table-cell office:value-type="string" office:string-value="PROG1">
            <text:p>PROG1</text:p>
          </table:table-cell>
          <table:table-cell office:value-type="string" office:string-value="SPA">
            <text:p>SPA</text:p>
          </table:table-cell>
          <table:table-cell office:value-type="string" office:string-value="DRFVV">
            <text:p>DRFVV</text:p>
          </table:table-cell>
          <table:table-cell office:value-type="string" office:string-value="DISKR">
            <text:p>DISKR</text:p>
          </table:table-cell>
          <table:table-cell office:value-type="string" office:string-value="VJERO">
            <text:p>VJERO</text:p>
          </table:table-cell>
          <table:table-cell office:value-type="string" office:string-value="ENG">
            <text:p>ENG</text:p>
          </table:table-cell>
          <table:table-cell office:value-type="string" office:string-value="MMUB">
            <text:p>MMUB</text:p>
          </table:table-cell>
          <table:table-cell office:value-type="string" office:string-value="STAT">
            <text:p>STAT</text:p>
          </table:table-cell>
          <table:table-cell office:value-type="string" office:string-value="MREZE">
            <text:p>MREZE</text:p>
          </table:table-cell>
          <table:table-cell office:value-type="string" office:string-value="ODJ">
            <text:p>ODJ</text:p>
          </table:table-cell>
          <table:table-cell office:value-type="string" office:string-value="VP">
            <text:p>VP</text:p>
          </table:table-cell>
          <table:table-cell office:value-type="string" office:string-value="UUM">
            <text:p>UUM</text:p>
          </table:table-cell>
          <table:table-cell office:value-type="string" office:string-value="AG">
            <text:p>AG</text:p>
          </table:table-cell>
          <table:table-cell office:value-type="string" office:string-value="EG">
            <text:p>EG</text:p>
          </table:table-cell>
          <table:table-cell office:value-type="string" office:string-value="RP1prof">
            <text:p>RP1prof</text:p>
          </table:table-cell>
          <table:table-cell office:value-type="string" office:string-value="OP">
            <text:p>OP</text:p>
          </table:table-cell>
          <table:table-cell office:value-type="string" office:string-value="LA2">
            <text:p>LA2</text:p>
          </table:table-cell>
          <table:table-cell office:value-type="string" office:string-value="DIR2">
            <text:p>DIR2</text:p>
          </table:table-cell>
          <table:table-cell office:value-type="string" office:string-value="PUIP">
            <text:p>PUIP</text:p>
          </table:table-cell>
        </table:table-row>
        <table:table-row table:style-name="ro1">
          <table:table-cell office:value-type="string">
            <text:p>EM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LA1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MA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PROG1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SP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DRFVV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DISK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VJERO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MMUB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STA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MREZ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office:value-type="string">
            <text:p>ODJ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VP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UUM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AG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EG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RP1prof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OP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LA2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DIR2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string">
            <text:p>PUIP</text:p>
          </table:table-cell>
          <table:table-cell table:number-columns-repeated="22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5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5T20:29:37.93</meta:creation-date>
    <dc:date>2011-02-16T15:51:43.03</dc:date>
    <meta:editing-duration>PT02H52M18S</meta:editing-duration>
    <meta:editing-cycles>3</meta:editing-cycles>
    <meta:generator>OpenOffice.org/3.2$Win32 OpenOffice.org_project/320m18$Build-9502</meta:generator>
    <meta:document-statistic meta:table-count="3" meta:cell-count="528" meta:object-count="0"/>
  </office:meta>
</office:document-meta>
</file>